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3125in" style:rel-column-width="3025*"/>
    </style:style>
    <style:style style:name="Table1.B" style:family="table-column">
      <style:table-column-properties style:column-width="1.6882in" style:rel-column-width="16340*"/>
    </style:style>
    <style:style style:name="Table1.C" style:family="table-column">
      <style:table-column-properties style:column-width="4.7694in" style:rel-column-width="46170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C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C2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Header">
      <style:text-properties fo:color="#666666" loext:opacity="100%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2" fo:font-size="10pt" fo:font-weight="bold" officeooo:rsid="002d31c9" officeooo:paragraph-rsid="002d31c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Calibri2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Calibri2" fo:font-size="10pt" officeooo:rsid="0027ff99" officeooo:paragraph-rsid="0027ff99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2" fo:font-size="10pt" fo:font-weight="bold" officeooo:rsid="0027ff99" officeooo:paragraph-rsid="0027ff99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2" fo:font-size="10pt" fo:font-weight="bold" officeooo:rsid="0027ff99" officeooo:paragraph-rsid="0045fd0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2" fo:font-size="10pt" fo:font-weight="normal" officeooo:rsid="002d31c9" officeooo:paragraph-rsid="002d31c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2" fo:font-size="10pt" fo:font-weight="normal" officeooo:rsid="00249bfd" officeooo:paragraph-rsid="00249bfd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libri2" fo:font-size="10pt" fo:font-weight="normal" officeooo:rsid="0045fd08" officeooo:paragraph-rsid="0045fd08" style:font-size-asian="10pt" style:font-weight-asian="normal" style:font-size-complex="10pt" style:font-weight-complex="normal"/>
    </style:style>
    <style:style style:name="P13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2" fo:font-size="10pt" style:font-size-asian="10pt" style:font-size-complex="10pt"/>
    </style:style>
    <style:style style:name="P14" style:family="paragraph" style:parent-style-name="Text_20_body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font-size="10pt" officeooo:paragraph-rsid="00249bfd" style:font-size-asian="10pt" style:font-size-complex="10pt"/>
    </style:style>
    <style:style style:name="P18" style:family="paragraph" style:parent-style-name="Text_20_body">
      <style:text-properties officeooo:paragraph-rsid="00249bfd"/>
    </style:style>
    <style:style style:name="P19" style:family="paragraph" style:parent-style-name="Text_20_body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20" style:family="paragraph" style:parent-style-name="Text_20_body">
      <style:paragraph-properties fo:text-align="start" style:justify-single-word="false"/>
      <style:text-properties style:font-name="Calibri2" fo:font-size="10pt" officeooo:paragraph-rsid="0045fd08" style:font-size-asian="10pt" style:font-size-complex="10pt"/>
    </style:style>
    <style:style style:name="P21" style:family="paragraph" style:parent-style-name="Text_20_body">
      <style:paragraph-properties fo:text-align="start" style:justify-single-word="false"/>
      <style:text-properties style:font-name="Calibri2" fo:font-size="10pt" officeooo:paragraph-rsid="00249bfd" style:font-size-asian="10pt" style:font-size-complex="10pt"/>
    </style:style>
    <style:style style:name="P22" style:family="paragraph" style:parent-style-name="Text_20_body">
      <style:text-properties style:font-name="Calibri2" fo:font-size="10pt" style:font-size-asian="10pt" style:font-size-complex="10pt"/>
    </style:style>
    <style:style style:name="P23" style:family="paragraph" style:parent-style-name="Text_20_body">
      <style:text-properties style:font-name="Calibri2" fo:font-size="10pt" officeooo:paragraph-rsid="00249bfd" style:font-size-asian="10pt" style:font-size-complex="10pt"/>
    </style:style>
    <style:style style:name="P24" style:family="paragraph" style:parent-style-name="Text_20_body">
      <style:paragraph-properties fo:text-align="start" style:justify-single-word="false"/>
      <style:text-properties style:font-name="Calibri2" fo:font-size="10pt" fo:font-weight="bold" officeooo:rsid="0027ff99" officeooo:paragraph-rsid="0045fd08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Calibri2" fo:font-size="10pt" fo:font-weight="bold" officeooo:paragraph-rsid="0045fd08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Calibri2" fo:font-size="10pt" fo:font-weight="bold" officeooo:paragraph-rsid="002d31c9" style:font-size-asian="10pt" style:font-weight-asian="bold" style:font-size-complex="10pt" style:font-weight-complex="bold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249bfd"/>
    </style:style>
    <style:style style:name="T5" style:family="text">
      <style:text-properties officeooo:rsid="0045fd0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64b91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remuneration"/>
        <text:variable-decl office:value-type="string" text:name="seq"/>
        <text:variable-decl office:value-type="string" text:name="birthdate"/>
        <text:variable-decl office:value-type="string" text:name="citizenship"/>
        <text:variable-decl office:value-type="string" text:name="presentaddress"/>
        <text:variable-decl office:value-type="string" text:name="permanentaddress"/>
        <text:variable-decl office:value-type="string" text:name="joiningdate"/>
        <text:variable-decl office:value-type="string" text:name="employmenttype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199e2b3a-7fff-1399-28f1-465b70f8d33a"/><text:span text:style-name="T2">Date</text:span>: <text:variable-set text:name="letterdate" office:value-type="string">letterdate</text:variable-set></text:p>
      <text:p text:style-name="P14"><text:span text:style-name="T2">Reference</text:span>: SECL/OP/HR/<text:span text:style-name="T5">I</text:span><text:span text:style-name="T4">L</text:span><text:span text:style-name="T3">/</text:span>2022/<text:variable-set text:name="seq" office:value-type="string">seq</text:variable-set></text:p>
      <text:p text:style-name="P15">The Manager</text:p>
      <text:p text:style-name="P15">Prime Bank ltd</text:p>
      <text:p text:style-name="P15">Panthapath Branch</text:p>
      <text:p text:style-name="P15">Dhaka, 1205</text:p>
      <text:p text:style-name="P15"/>
      <text:p text:style-name="P15">Subject<text:tab/><text:tab/>: <text:s/>Letter of Introduction (LOI) for payroll Account Opening</text:p>
      <text:p text:style-name="P15"/>
      <text:p text:style-name="P15">Dear Sir</text:p>
      <text:p text:style-name="P15"/>
      <text:p text:style-name="P15">Based on our Payroll Agreement, please arrange for opening a Payroll Account for the following employee of Spectrum Engineering Consortium Ltd. The employee's particulars are given below.</text:p>
      <text:p text:style-name="P22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31227675072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Full Name of the employee</text:p>
          </table:table-cell>
          <table:table-cell table:style-name="Table1.C1" office:value-type="string">
            <text:p text:style-name="P25"><text:variable-set text:name="name" office:value-type="string">name</text:variable-set></text:p>
          </table:table-cell>
        </table:table-row>
        <table:table-row table:style-name="TableLine1831227676800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Date of Birth</text:p>
          </table:table-cell>
          <table:table-cell table:style-name="Table1.C2" office:value-type="string">
            <text:p text:style-name="P9"><text:variable-set text:name="birthdate" office:value-type="string">birthdate</text:variable-set></text:p>
          </table:table-cell>
        </table:table-row>
        <table:table-row table:style-name="TableLine1831227674496"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1">Citizenship</text:p>
          </table:table-cell>
          <table:table-cell table:style-name="Table1.C2" office:value-type="string">
            <text:p text:style-name="P9"><text:variable-set text:name="citizenship" office:value-type="string">citizenship</text:variable-set></text:p>
          </table:table-cell>
        </table:table-row>
        <table:table-row table:style-name="TableLine1831227675936"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1">Present Address</text:p>
          </table:table-cell>
          <table:table-cell table:style-name="Table1.C2" office:value-type="string">
            <text:p text:style-name="P9"><text:variable-set text:name="presentaddress" office:value-type="string">presentaddress</text:variable-set></text:p>
          </table:table-cell>
        </table:table-row>
        <table:table-row table:style-name="TableLine1831227675360"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1">Permanent Address</text:p>
          </table:table-cell>
          <table:table-cell table:style-name="Table1.C2" office:value-type="string">
            <text:p text:style-name="P9"><text:variable-set text:name="permanentaddress" office:value-type="string">permanentaddress</text:variable-set></text:p>
          </table:table-cell>
        </table:table-row>
        <table:table-row table:style-name="TableLine1831227670752"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1">Date of Joining</text:p>
          </table:table-cell>
          <table:table-cell table:style-name="Table1.C2" office:value-type="string">
            <text:p text:style-name="P26"><text:variable-set text:name="joiningdate" office:value-type="string">joiningdate</text:variable-set></text:p>
          </table:table-cell>
        </table:table-row>
        <table:table-row table:style-name="TableLine1831227671040"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1">Designation</text:p>
          </table:table-cell>
          <table:table-cell table:style-name="Table1.C2" office:value-type="string">
            <text:p text:style-name="P24"><text:variable-set text:name="designation" office:value-type="string">designation</text:variable-set></text:p>
          </table:table-cell>
        </table:table-row>
        <table:table-row table:style-name="TableLine1831227671040"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1">Type of <text:span text:style-name="T5">E</text:span>mployment</text:p>
          </table:table-cell>
          <table:table-cell table:style-name="Table1.C2" office:value-type="string">
            <text:p text:style-name="P7"><text:variable-set text:name="employmenttype" office:value-type="string">employmenttype</text:variable-set></text:p>
          </table:table-cell>
        </table:table-row>
        <table:table-row table:style-name="TableLine1831227671040"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1">Monthly <text:span text:style-name="T5">S</text:span>alary <text:span text:style-name="T5">A</text:span>mount</text:p>
          </table:table-cell>
          <table:table-cell table:style-name="Table1.C2" office:value-type="string">
            <text:p text:style-name="P8">BDT <text:variable-set text:name="remuneration" office:value-type="string">remuneration</text:variable-set></text:p>
          </table:table-cell>
        </table:table-row>
      </table:table>
      <text:p text:style-name="P22"/>
      <text:p text:style-name="P20">We will inform you immediately upon any of the above information changes.</text:p>
      <text:p text:style-name="P20"/>
      <text:p text:style-name="P20">If you need any further clarification, please feel free to contact with me at your convenience.</text:p>
      <text:p text:style-name="P20"/>
      <text:p text:style-name="P20">Sincerely Yours’</text:p>
      <text:p text:style-name="P20"/>
      <text:p text:style-name="P20"/>
      <text:p text:style-name="P23">--------------------------------------------------</text:p>
      <text:p text:style-name="P21"><text:variable-set text:name="signatory" office:value-type="string">signatory</text:variable-set></text:p>
      <text:p text:style-name="P23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4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3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11T04:44:34.059000000</dc:date>
    <meta:editing-duration>PT5H26M38S</meta:editing-duration>
    <meta:editing-cycles>35</meta:editing-cycles>
    <meta:generator>LibreOffice/7.3.1.3$Windows_X86_64 LibreOffice_project/a69ca51ded25f3eefd52d7bf9a5fad8c90b87951</meta:generator>
    <meta:document-statistic meta:table-count="1" meta:image-count="1" meta:object-count="0" meta:page-count="1" meta:paragraph-count="43" meta:word-count="132" meta:character-count="923" meta:non-whitespace-character-count="830"/>
  </office:meta>
</office:document-meta>
</file>